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signment Overview</text:h>
      <text:p text:style-name="Text_20_body">Data Wrangling or Munging is a process in which we clean up the data set and make it ready for data analysis. In this assignment you will perform the following tasks:</text:p>
      <text:list xml:id="list795356505" text:style-name="L1">
        <text:list-item>
          <text:p text:style-name="P1">Identify duplicate rows in the data frame.</text:p>
        </text:list-item>
        <text:list-item>
          <text:p text:style-name="P1">Remove duplicate rows from the dataframe.</text:p>
        </text:list-item>
        <text:list-item>
          <text:p text:style-name="P1">Find the number of missing values for all columns.</text:p>
        </text:list-item>
        <text:list-item>
          <text:p text:style-name="P1">Find the value counts for the column "Employment".</text:p>
        </text:list-item>
        <text:list-item>
          <text:p text:style-name="P1">Normalize the data using two existing columns.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6T14:23:17.265000000</meta:creation-date>
    <dc:date>2023-10-16T14:23:45.382000000</dc:date>
    <meta:editing-duration>PT28S</meta:editing-duration>
    <meta:editing-cycles>1</meta:editing-cycles>
    <meta:document-statistic meta:table-count="0" meta:image-count="0" meta:object-count="0" meta:page-count="1" meta:paragraph-count="7" meta:word-count="75" meta:character-count="425" meta:non-whitespace-character-count="361"/>
    <meta:generator>LibreOffice/6.3.4.2$Windows_X86_64 LibreOffice_project/60da17e045e08f1793c57c00ba83cdfce946d0aa</meta:generator>
  </office:meta>
</office:document-meta>
</file>